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2b0b" officeooo:paragraph-rsid="00152b0b"/>
    </style:style>
    <style:style style:name="P2" style:family="paragraph" style:parent-style-name="Standard" style:list-style-name="L1">
      <style:text-properties officeooo:rsid="00152b0b" officeooo:paragraph-rsid="00152b0b"/>
    </style:style>
    <style:style style:name="P3" style:family="paragraph" style:parent-style-name="Standard" style:list-style-name="L2">
      <style:text-properties officeooo:rsid="00152b0b" officeooo:paragraph-rsid="00152b0b"/>
    </style:style>
    <style:style style:name="P4" style:family="paragraph" style:parent-style-name="Standard" style:list-style-name="L3">
      <style:text-properties officeooo:rsid="00152b0b" officeooo:paragraph-rsid="00152b0b"/>
    </style:style>
    <style:style style:name="P5" style:family="paragraph" style:parent-style-name="Standard" style:list-style-name="L1">
      <style:text-properties officeooo:rsid="0015365f" officeooo:paragraph-rsid="0015365f"/>
    </style:style>
    <style:style style:name="P6" style:family="paragraph" style:parent-style-name="Standard">
      <style:text-properties fo:font-weight="bold" officeooo:rsid="00152b0b" officeooo:paragraph-rsid="00152b0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52b0b" officeooo:paragraph-rsid="001a2a1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152b0b" officeooo:paragraph-rsid="00152b0b"/>
    </style:style>
    <style:style style:name="P9" style:family="paragraph" style:parent-style-name="Standard">
      <style:text-properties officeooo:rsid="001aaf93" officeooo:paragraph-rsid="001aaf93"/>
    </style:style>
    <style:style style:name="P10" style:family="paragraph" style:parent-style-name="Standard">
      <style:text-properties fo:font-style="italic" officeooo:rsid="001aaf93" officeooo:paragraph-rsid="001aaf93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W3 REPORT</text:p>
      <text:p text:style-name="P1"/>
      <text:p text:style-name="P6">PART1 </text:p>
      <text:p text:style-name="P1"/>
      <text:p text:style-name="P10">How to use:</text:p>
      <text:p text:style-name="P9">Just type command “make” on Terminal and run “gpp_interpreter”.</text:p>
      <text:p text:style-name="P1"/>
      <text:p text:style-name="P8">DONE:</text:p>
      <text:list xml:id="list3290142981" text:style-name="L2">
        <text:list-item>
          <text:p text:style-name="P3">A proper CFG for G++ language prepared</text:p>
        </text:list-item>
      </text:list>
      <text:list xml:id="list1727216147" text:style-name="L1">
        <text:list-item>
          <text:p text:style-name="P2">Arithmetic operations works fine</text:p>
        </text:list-item>
        <text:list-item>
          <text:p text:style-name="P5">Boolean operations works fine</text:p>
        </text:list-item>
        <text:list-item>
          <text:p text:style-name="P2">We can set a value to an identifier</text:p>
        </text:list-item>
      </text:list>
      <text:p text:style-name="P1"/>
      <text:p text:style-name="P8">NOT IMPLEMENTED YET:</text:p>
      <text:list xml:id="list3928064741" text:style-name="L3">
        <text:list-item>
          <text:p text:style-name="P4">Defining a function</text:p>
        </text:list-item>
        <text:list-item>
          <text:p text:style-name="P4">If / Else statements doesn’t work</text:p>
        </text:list-item>
        <text:list-item>
          <text:p text:style-name="P4">For loop doesn’t work</text:p>
        </text:list-item>
        <text:list-item>
          <text:p text:style-name="P4">Concatenation / append doesn’t work</text:p>
        </text:list-item>
        <text:list-item>
          <text:p text:style-name="P4">List val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17:27:16.091283093</meta:creation-date>
    <dc:date>2021-01-18T18:54:01.053102719</dc:date>
    <meta:editing-duration>PT1H26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71" meta:character-count="376" meta:non-whitespace-character-count="328"/>
  </office:meta>
</office:document-meta>
</file>